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Port_2c__20_Left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1.616cm"/>
    </style:style>
    <style:style style:name="gr5" style:family="graphic" style:parent-style-name="Net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3cm" fo:min-width="1.616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2" draw:layer="layout" svg:width="0.999cm" svg:height="0.999cm" svg:x="2.2cm" svg:y="0.7cm" svg:viewBox="0 0 1000 1000" draw:points="0,0 500,0 1000,500 500,1000 0,1000">
          <text:p text:style-name="P1">in1</text:p>
        </draw:polygon>
        <draw:line draw:style-name="gr2" draw:text-style-name="P2" draw:layer="layout" svg:x1="3.2cm" svg:y1="1.2cm" svg:x2="4.7cm" svg:y2="1.2cm">
          <text:p/>
        </draw:line>
        <draw:polygon draw:style-name="gr1" draw:text-style-name="P2" draw:layer="layout" svg:width="0.999cm" svg:height="0.999cm" svg:x="2.2cm" svg:y="2.2cm" svg:viewBox="0 0 1000 1000" draw:points="0,0 500,0 1000,500 500,1000 0,1000">
          <text:p text:style-name="P1">in2</text:p>
        </draw:polygon>
        <draw:line draw:style-name="gr2" draw:text-style-name="P2" draw:layer="layout" svg:x1="3.2cm" svg:y1="2.7cm" svg:x2="4.7cm" svg:y2="2.7cm">
          <text:p/>
        </draw:line>
        <draw:g>
          <draw:custom-shape draw:style-name="gr3" draw:text-style-name="P2" draw:layer="layout" svg:width="3cm" svg:height="2.5cm" svg:x="4.7cm" svg:y="0.7cm">
            <text:p text:style-name="P1">U1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467cm" svg:height="0.747cm" svg:x="4.6cm" svg:y="0.865cm">
            <draw:text-box>
              <text:p text:style-name="P3"><text:span text:style-name="T1">in1</text:span></text:p>
            </draw:text-box>
          </draw:frame>
          <draw:frame draw:style-name="gr4" draw:text-style-name="P3" draw:layer="layout" svg:width="1.467cm" svg:height="0.747cm" svg:x="4.6cm" svg:y="2.353cm">
            <draw:text-box>
              <text:p text:style-name="P3"><text:span text:style-name="T1">in2</text:span></text:p>
            </draw:text-box>
          </draw:frame>
          <draw:frame draw:style-name="gr4" draw:text-style-name="P3" draw:layer="layout" svg:width="1.467cm" svg:height="0.747cm" svg:x="6.433cm" svg:y="0.865cm">
            <draw:text-box>
              <text:p text:style-name="P3"><text:span text:style-name="T1">out1</text:span></text:p>
            </draw:text-box>
          </draw:frame>
          <draw:frame draw:style-name="gr4" draw:text-style-name="P3" draw:layer="layout" svg:width="1.467cm" svg:height="0.747cm" svg:x="6.433cm" svg:y="2.353cm">
            <draw:text-box>
              <text:p text:style-name="P3"><text:span text:style-name="T1">out2</text:span></text:p>
            </draw:text-box>
          </draw:frame>
        </draw:g>
        <draw:g>
          <draw:custom-shape draw:style-name="gr3" draw:text-style-name="P2" draw:layer="layout" svg:width="3cm" svg:height="2.5cm" svg:x="4.7cm" svg:y="4.2cm">
            <text:p text:style-name="P1">U2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467cm" svg:height="0.747cm" svg:x="4.6cm" svg:y="4.365cm">
            <draw:text-box>
              <text:p text:style-name="P3"><text:span text:style-name="T1">in1</text:span></text:p>
            </draw:text-box>
          </draw:frame>
          <draw:frame draw:style-name="gr4" draw:text-style-name="P3" draw:layer="layout" svg:width="1.467cm" svg:height="0.747cm" svg:x="4.6cm" svg:y="5.853cm">
            <draw:text-box>
              <text:p text:style-name="P3"><text:span text:style-name="T1">in2</text:span></text:p>
            </draw:text-box>
          </draw:frame>
          <draw:frame draw:style-name="gr4" draw:text-style-name="P3" draw:layer="layout" svg:width="1.467cm" svg:height="0.747cm" svg:x="6.433cm" svg:y="4.365cm">
            <draw:text-box>
              <text:p text:style-name="P3"><text:span text:style-name="T1">out1</text:span></text:p>
            </draw:text-box>
          </draw:frame>
          <draw:frame draw:style-name="gr4" draw:text-style-name="P3" draw:layer="layout" svg:width="1.467cm" svg:height="0.747cm" svg:x="6.433cm" svg:y="5.853cm">
            <draw:text-box>
              <text:p text:style-name="P3"><text:span text:style-name="T1">out2</text:span></text:p>
            </draw:text-box>
          </draw:frame>
        </draw:g>
        <draw:g>
          <draw:custom-shape draw:style-name="gr3" draw:text-style-name="P2" draw:layer="layout" svg:width="3cm" svg:height="2.5cm" svg:x="9.7cm" svg:y="4.2cm">
            <text:p text:style-name="P1">U3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467cm" svg:height="0.747cm" svg:x="9.6cm" svg:y="4.365cm">
            <draw:text-box>
              <text:p text:style-name="P3"><text:span text:style-name="T1">in1</text:span></text:p>
            </draw:text-box>
          </draw:frame>
          <draw:frame draw:style-name="gr4" draw:text-style-name="P3" draw:layer="layout" svg:width="1.467cm" svg:height="0.747cm" svg:x="9.6cm" svg:y="5.853cm">
            <draw:text-box>
              <text:p text:style-name="P3"><text:span text:style-name="T1">in2</text:span></text:p>
            </draw:text-box>
          </draw:frame>
          <draw:frame draw:style-name="gr4" draw:text-style-name="P3" draw:layer="layout" svg:width="1.467cm" svg:height="0.747cm" svg:x="11.433cm" svg:y="4.365cm">
            <draw:text-box>
              <text:p text:style-name="P3"><text:span text:style-name="T1">out1</text:span></text:p>
            </draw:text-box>
          </draw:frame>
          <draw:frame draw:style-name="gr4" draw:text-style-name="P3" draw:layer="layout" svg:width="1.467cm" svg:height="0.747cm" svg:x="11.433cm" svg:y="5.853cm">
            <draw:text-box>
              <text:p text:style-name="P3"><text:span text:style-name="T1">out2</text:span></text:p>
            </draw:text-box>
          </draw:frame>
        </draw:g>
        <draw:line draw:style-name="gr5" draw:text-style-name="P2" draw:layer="layout" svg:x1="7.7cm" svg:y1="4.7cm" svg:x2="9.7cm" svg:y2="4.7cm">
          <text:p text:style-name="P1">n3</text:p>
        </draw:line>
        <draw:line draw:style-name="gr5" draw:text-style-name="P2" draw:layer="layout" svg:x1="7.7cm" svg:y1="6.2cm" svg:x2="9.7cm" svg:y2="6.2cm">
          <text:p text:style-name="P1">n4</text:p>
        </draw:line>
        <draw:polygon draw:style-name="gr1" draw:text-style-name="P2" draw:layer="layout" svg:width="0.999cm" svg:height="0.999cm" svg:x="2.2cm" svg:y="4.2cm" svg:viewBox="0 0 1000 1000" draw:points="0,0 500,0 1000,500 500,1000 0,1000">
          <text:p text:style-name="P1">in3</text:p>
        </draw:polygon>
        <draw:line draw:style-name="gr2" draw:text-style-name="P2" draw:layer="layout" svg:x1="3.2cm" svg:y1="4.7cm" svg:x2="4.7cm" svg:y2="4.7cm">
          <text:p/>
        </draw:line>
        <draw:g>
          <draw:custom-shape draw:style-name="gr3" draw:text-style-name="P1" draw:layer="layout" svg:width="3cm" svg:height="5cm" svg:x="14.7cm" svg:y="0.7cm">
            <text:p text:style-name="P1">U4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1.467cm" svg:height="0.747cm" svg:x="14.6cm" svg:y="0.865cm">
            <draw:text-box>
              <text:p text:style-name="P3"><text:span text:style-name="T1">in1</text:span></text:p>
            </draw:text-box>
          </draw:frame>
          <draw:frame draw:style-name="gr6" draw:text-style-name="P3" draw:layer="layout" svg:width="1.467cm" svg:height="0.747cm" svg:x="14.6cm" svg:y="2.353cm">
            <draw:text-box>
              <text:p text:style-name="P3"><text:span text:style-name="T1">in2</text:span></text:p>
            </draw:text-box>
          </draw:frame>
          <draw:frame draw:style-name="gr6" draw:text-style-name="P3" draw:layer="layout" svg:width="1.467cm" svg:height="0.747cm" svg:x="16.433cm" svg:y="0.865cm">
            <draw:text-box>
              <text:p text:style-name="P3"><text:span text:style-name="T1">out1</text:span></text:p>
            </draw:text-box>
          </draw:frame>
          <draw:frame draw:style-name="gr6" draw:text-style-name="P3" draw:layer="layout" svg:width="1.467cm" svg:height="0.747cm" svg:x="16.433cm" svg:y="2.353cm">
            <draw:text-box>
              <text:p text:style-name="P3"><text:span text:style-name="T1">out2</text:span></text:p>
            </draw:text-box>
          </draw:frame>
          <draw:frame draw:style-name="gr6" draw:text-style-name="P3" draw:layer="layout" svg:width="1.467cm" svg:height="1.793cm" svg:x="16.433cm" svg:y="3.9cm">
            <draw:text-box>
              <text:p text:style-name="P3"><text:span text:style-name="T1">out3</text:span></text:p>
            </draw:text-box>
          </draw:frame>
        </draw:g>
        <draw:line draw:style-name="gr5" draw:text-style-name="P2" draw:layer="layout" svg:x1="7.7cm" svg:y1="1.2cm" svg:x2="14.7cm" svg:y2="1.2cm">
          <text:p text:style-name="P1">n1</text:p>
        </draw:line>
        <draw:line draw:style-name="gr5" draw:text-style-name="P2" draw:layer="layout" svg:x1="7.7cm" svg:y1="2.7cm" svg:x2="14.7cm" svg:y2="2.7cm">
          <text:p text:style-name="P1">n2</text:p>
        </draw:line>
        <draw:line draw:style-name="gr5" draw:text-style-name="P2" draw:layer="layout" svg:x1="12.7cm" svg:y1="4.7cm" svg:x2="14.7cm" svg:y2="4.7cm">
          <text:p text:style-name="P1">n6</text:p>
        </draw:line>
        <draw:polyline draw:style-name="gr7" draw:text-style-name="P2" draw:layer="layout" svg:width="0.999cm" svg:height="1.499cm" svg:x="3.7cm" svg:y="6.2cm" svg:viewBox="0 0 1000 1500" draw:points="1000,0 0,0 0,1500">
          <text:p/>
        </draw:polyline>
        <draw:polyline draw:style-name="gr7" draw:text-style-name="P2" draw:layer="layout" svg:width="0.999cm" svg:height="1.499cm" svg:x="12.7cm" svg:y="6.2cm" svg:viewBox="0 0 1000 1500" draw:points="0,0 1000,0 1000,1500">
          <text:p/>
        </draw:polyline>
        <draw:line draw:style-name="gr5" draw:text-style-name="P2" draw:layer="layout" svg:x1="3.7cm" svg:y1="7.7cm" svg:x2="13.7cm" svg:y2="7.7cm">
          <text:p text:style-name="P1">n5</text:p>
        </draw:line>
        <draw:polygon draw:style-name="Port_2c__20_Right" draw:text-style-name="P2" draw:layer="layout" svg:width="0.999cm" svg:height="0.999cm" svg:x="19.2cm" svg:y="0.7cm" svg:viewBox="0 0 1000 1000" draw:points="1000,0 500,0 0,500 500,1000 1000,1000">
          <text:p text:style-name="P1">out1</text:p>
        </draw:polygon>
        <draw:line draw:style-name="gr2" draw:text-style-name="P2" draw:layer="layout" svg:x1="17.7cm" svg:y1="1.2cm" svg:x2="19.2cm" svg:y2="1.2cm">
          <text:p/>
        </draw:line>
        <draw:polygon draw:style-name="Port_2c__20_Right" draw:text-style-name="P2" draw:layer="layout" svg:width="0.999cm" svg:height="0.999cm" svg:x="19.2cm" svg:y="2.2cm" svg:viewBox="0 0 1000 1000" draw:points="1000,0 500,0 0,500 500,1000 1000,1000">
          <text:p text:style-name="P1">out2</text:p>
        </draw:polygon>
        <draw:line draw:style-name="gr2" draw:text-style-name="P2" draw:layer="layout" svg:x1="17.7cm" svg:y1="2.7cm" svg:x2="19.2cm" svg:y2="2.7cm">
          <text:p/>
        </draw:line>
        <draw:polygon draw:style-name="Port_2c__20_Right" draw:text-style-name="P2" draw:layer="layout" svg:width="0.999cm" svg:height="0.999cm" svg:x="19.2cm" svg:y="3.7cm" svg:viewBox="0 0 1000 1000" draw:points="1000,0 500,0 0,500 500,1000 1000,1000">
          <text:p text:style-name="P1">out3</text:p>
        </draw:polygon>
        <draw:line draw:style-name="gr2" draw:text-style-name="P2" draw:layer="layout" svg:x1="17.7cm" svg:y1="4.2cm" svg:x2="19.2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rt_2c__20_Left" style:display-name="Port, Left" style:family="graphic" style:parent-style-name="standard">
      <style:graphic-properties draw:stroke-dash="Dash_20_2" draw:fill-gradient-name="Gradient_20_7" draw:fill-hatch-name="Hatch_20_1" draw:fill-image-name="Bitmape_20_1" draw:fill-image-width="0cm" draw:fill-image-height="0cm" draw:textarea-horizontal-align="left" draw:textarea-vertical-align="middle" fo:padding-left="-2.25cm"/>
    </style:style>
    <style:style style:name="Net" style:family="graphic" style:parent-style-name="standard">
      <style:graphic-properties draw:stroke-dash="Dash_20_2" draw:fill-gradient-name="Gradient_20_7" draw:fill-hatch-name="Hatch_20_1" draw:fill-image-name="Bitmape_20_1" fo:padding-top="-0.47cm"/>
      <style:text-properties fo:font-size="14pt"/>
    </style:style>
    <style:style style:name="Port_2c__20_Right" style:display-name="Port, Right" style:family="graphic" style:parent-style-name="Port_2c__20_Left">
      <style:graphic-properties draw:textarea-horizontal-align="right" fo:padding-left="0.25cm" fo:padding-right="-1.65cm"/>
    </style:style>
  </office:styles>
  <office:automatic-styles>
    <style:page-layout style:name="PM0">
      <style:page-layout-properties fo:margin-top="0.2cm" fo:margin-bottom="0.2cm" fo:margin-left="0.2cm" fo:margin-right="0.2cm" fo:page-width="22.5cm" fo:page-height="8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ty</meta:initial-creator>
    <meta:creation-date>2007-09-04T22:52:51</meta:creation-date>
    <dc:creator>Marty</dc:creator>
    <dc:date>2007-10-14T21:10:52</dc:date>
    <dc:language>en-GB</dc:language>
    <meta:editing-cycles>6</meta:editing-cycles>
    <meta:editing-duration>PT24M1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